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09.39pt"/>
    </style:style>
    <style:style style:name="co2" style:family="table-column">
      <style:table-column-properties fo:break-before="auto" style:column-width="82.06pt"/>
    </style:style>
    <style:style style:name="co3" style:family="table-column">
      <style:table-column-properties fo:break-before="auto" style:column-width="87.76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PageStyle_5f_臺南市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</style:style>
    <style:style style:name="ce3" style:family="table-cell" style:parent-style-name="Default" style:data-style-name="N3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臺南市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9" table:default-cell-style-name="Default"/>
        <table:table-column table:style-name="co3" table:number-columns-repeated="1004" table:default-cell-style-name="Default"/>
        <table:table-row table:style-name="ro1">
          <table:table-cell table:style-name="ce1" office:value-type="string" calcext:value-type="string" table:number-columns-spanned="20" table:number-rows-spanned="1">
            <text:p>第11屆山地原住民立法委員選舉候選人在臺南市在各村(里)得票數一覽表</text:p>
          </table:table-cell>
          <table:covered-table-cell table:number-columns-repeated="19" table:style-name="ce1"/>
          <table:table-cell table:number-columns-repeated="1004"/>
        </table:table-row>
        <table:table-row table:style-name="ro1">
          <table:table-cell table:style-name="ce1" office:value-type="string" calcext:value-type="string" table:number-columns-spanned="1" table:number-rows-spanned="4">
            <text:p>鄉(鎮、市、區)別</text:p>
          </table:table-cell>
          <table:table-cell table:style-name="ce1" office:value-type="string" calcext:value-type="string" table:number-columns-spanned="1" table:number-rows-spanned="4">
            <text:p>村里別</text:p>
          </table:table-cell>
          <table:table-cell table:style-name="ce1" office:value-type="string" calcext:value-type="string" table:number-columns-spanned="10" table:number-rows-spanned="1">
            <text:p>各候選人得票情形</text:p>
          </table:table-cell>
          <table:covered-table-cell table:number-columns-repeated="9" table:style-name="ce1"/>
          <table:table-cell table:style-name="ce1" office:value-type="string" calcext:value-type="string" table:number-columns-spanned="1" table:number-rows-spanned="4">
            <text:p>有效票數A</text:p>
            <text:p>A=1+2+...+N</text:p>
          </table:table-cell>
          <table:table-cell table:style-name="ce1" office:value-type="string" calcext:value-type="string" table:number-columns-spanned="1" table:number-rows-spanned="4">
            <text:p>無效票數B</text:p>
          </table:table-cell>
          <table:table-cell table:style-name="ce1" office:value-type="string" calcext:value-type="string" table:number-columns-spanned="1" table:number-rows-spanned="4">
            <text:p>投票數C</text:p>
            <text:p>C=A+B</text:p>
          </table:table-cell>
          <table:table-cell table:style-name="ce1" office:value-type="string" calcext:value-type="string" table:number-columns-spanned="1" table:number-rows-spanned="4">
            <text:p>已領未投票數</text:p>
            <text:p>D</text:p>
            <text:p>D=E-C</text:p>
          </table:table-cell>
          <table:table-cell table:style-name="ce1" office:value-type="string" calcext:value-type="string" table:number-columns-spanned="1" table:number-rows-spanned="4">
            <text:p>發出票數E</text:p>
            <text:p>E=C+D</text:p>
          </table:table-cell>
          <table:table-cell table:style-name="ce1" office:value-type="string" calcext:value-type="string" table:number-columns-spanned="1" table:number-rows-spanned="4">
            <text:p>用餘票數F</text:p>
          </table:table-cell>
          <table:table-cell table:style-name="ce1" office:value-type="string" calcext:value-type="string" table:number-columns-spanned="1" table:number-rows-spanned="4">
            <text:p>選舉人數G</text:p>
            <text:p>G=E+F</text:p>
          </table:table-cell>
          <table:table-cell table:style-name="ce1" office:value-type="string" calcext:value-type="string" table:number-columns-spanned="1" table:number-rows-spanned="4">
            <text:p>投票率H</text:p>
            <text:p>H=C÷G</text:p>
          </table:table-cell>
          <table:table-cell table:number-columns-repeated="1004"/>
        </table:table-row>
        <table:table-row table:style-name="ro1">
          <table:covered-table-cell table:number-columns-repeated="2" table:style-name="ce1"/>
          <table:table-cell table:style-name="ce1" office:value-type="string" calcext:value-type="string" table:number-columns-spanned="1" table:number-rows-spanned="3">
            <text:p>(1)</text:p>
            <text:p>林世偉</text:p>
            <text:p>無</text:p>
          </table:table-cell>
          <table:table-cell table:style-name="ce1" office:value-type="string" calcext:value-type="string" table:number-columns-spanned="1" table:number-rows-spanned="3">
            <text:p>(2)</text:p>
            <text:p>李我要單列族名我的布農族名字是Savungaz Valincinan</text:p>
            <text:p>無</text:p>
          </table:table-cell>
          <table:table-cell table:style-name="ce1" office:value-type="string" calcext:value-type="string" table:number-columns-spanned="1" table:number-rows-spanned="3">
            <text:p>(3)</text:p>
            <text:p>盧縣一</text:p>
            <text:p>中國國民黨</text:p>
          </table:table-cell>
          <table:table-cell table:style-name="ce1" office:value-type="string" calcext:value-type="string" table:number-columns-spanned="1" table:number-rows-spanned="3">
            <text:p>(4)</text:p>
            <text:p>林果</text:p>
            <text:p>無</text:p>
          </table:table-cell>
          <table:table-cell table:style-name="ce1" office:value-type="string" calcext:value-type="string" table:number-columns-spanned="1" table:number-rows-spanned="3">
            <text:p>(5)</text:p>
            <text:p>張子孝</text:p>
            <text:p>無</text:p>
          </table:table-cell>
          <table:table-cell table:style-name="ce1" office:value-type="string" calcext:value-type="string" table:number-columns-spanned="1" table:number-rows-spanned="3">
            <text:p>(6)</text:p>
            <text:p>胡黃廣文</text:p>
            <text:p>台灣民眾黨</text:p>
          </table:table-cell>
          <table:table-cell table:style-name="ce1" office:value-type="string" calcext:value-type="string" table:number-columns-spanned="1" table:number-rows-spanned="3">
            <text:p>(7)</text:p>
            <text:p>高畹芯</text:p>
            <text:p>司法改革黨</text:p>
          </table:table-cell>
          <table:table-cell table:style-name="ce1" office:value-type="string" calcext:value-type="string" table:number-columns-spanned="1" table:number-rows-spanned="3">
            <text:p>(8)</text:p>
            <text:p>高金素梅</text:p>
            <text:p>無</text:p>
          </table:table-cell>
          <table:table-cell table:style-name="ce1" office:value-type="string" calcext:value-type="string" table:number-columns-spanned="1" table:number-rows-spanned="3">
            <text:p>(9)</text:p>
            <text:p>孔文吉</text:p>
            <text:p>中國國民黨</text:p>
          </table:table-cell>
          <table:table-cell table:style-name="ce1" office:value-type="string" calcext:value-type="string" table:number-columns-spanned="1" table:number-rows-spanned="3">
            <text:p>(10)</text:p>
            <text:p>伍麗華 Saidhai．Tahovecahe</text:p>
            <text:p>民主進步黨</text:p>
          </table:table-cell>
          <table:covered-table-cell table:number-columns-repeated="8" table:style-name="ce1"/>
          <table:table-cell table:number-columns-repeated="1004"/>
        </table:table-row>
        <table:table-row table:style-name="ro1">
          <table:covered-table-cell table:number-columns-repeated="20" table:style-name="ce1"/>
          <table:table-cell table:number-columns-repeated="1004"/>
        </table:table-row>
        <table:table-row table:style-name="ro1">
          <table:covered-table-cell table:number-columns-repeated="20" table:style-name="ce1"/>
          <table:table-cell table:number-columns-repeated="1004"/>
        </table:table-row>
        <table:table-row table:style-name="ro1">
          <table:table-cell table:style-name="ce2" office:value-type="string" calcext:value-type="string">
            <text:p>總　計</text:p>
          </table:table-cell>
          <table:table-cell table:style-name="ce2"/>
          <table:table-cell table:style-name="ce3" office:value-type="float" office:value="65" calcext:value-type="float">
            <text:p>65</text:p>
          </table:table-cell>
          <table:table-cell table:style-name="ce3" office:value-type="float" office:value="186" calcext:value-type="float">
            <text:p>186</text:p>
          </table:table-cell>
          <table:table-cell table:style-name="ce3" office:value-type="float" office:value="303" calcext:value-type="float">
            <text:p>30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108" calcext:value-type="float">
            <text:p>10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582" calcext:value-type="float">
            <text:p>582</text:p>
          </table:table-cell>
          <table:table-cell table:style-name="ce3" office:value-type="float" office:value="207" calcext:value-type="float">
            <text:p>207</text:p>
          </table:table-cell>
          <table:table-cell table:style-name="ce3" office:value-type="float" office:value="601" calcext:value-type="float">
            <text:p>601</text:p>
          </table:table-cell>
          <table:table-cell table:style-name="ce3" office:value-type="float" office:value="2115" calcext:value-type="float">
            <text:p>2,115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2157" calcext:value-type="float">
            <text:p>2,15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57" calcext:value-type="float">
            <text:p>2,157</text:p>
          </table:table-cell>
          <table:table-cell table:style-name="ce3" office:value-type="float" office:value="1232" calcext:value-type="float">
            <text:p>1,232</text:p>
          </table:table-cell>
          <table:table-cell table:style-name="ce3" office:value-type="float" office:value="3389" calcext:value-type="float">
            <text:p>3,389</text:p>
          </table:table-cell>
          <table:table-cell table:style-name="ce4" office:value-type="string" calcext:value-type="string">
            <text:p>63.65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　後壁區</text:p>
          </table:table-cell>
          <table:table-cell table:style-name="ce2"/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8" calcext:value-type="float">
            <text:p>28</text:p>
          </table:table-cell>
          <table:table-cell table:style-name="ce4" office:value-type="string" calcext:value-type="string">
            <text:p>53.5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後壁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侯伯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嘉苳里</text:p>
          </table:table-cell>
          <table:table-cell table:number-columns-repeated="15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土溝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上茄苳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菁豐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8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菁寮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新嘉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長短樹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竹新里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新東里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4" office:value-type="string" calcext:value-type="string">
            <text:p>5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頂安里</text:p>
          </table:table-cell>
          <table:table-cell table:number-columns-repeated="15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長安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福安里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　白河區</text:p>
          </table:table-cell>
          <table:table-cell table:style-name="ce2"/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6" calcext:value-type="float">
            <text:p>26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37" calcext:value-type="float">
            <text:p>37</text:p>
          </table:table-cell>
          <table:table-cell table:style-name="ce4" office:value-type="string" calcext:value-type="string">
            <text:p>70.2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白河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5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永安里</text:p>
          </table:table-cell>
          <table:table-cell table:number-columns-repeated="15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外角里</text:p>
          </table:table-cell>
          <table:table-cell table:number-columns-repeated="15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庄內里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秀祐里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66.6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河東里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虎山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大林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崁頭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六溪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關嶺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仙草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83.3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詔豐里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6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大竹里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廣蓮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66.6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竹門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崎內里</text:p>
          </table:table-cell>
          <table:table-cell table:number-columns-repeated="11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昇安里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66.6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汴頭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內角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馬稠後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　北門區</text:p>
          </table:table-cell>
          <table:table-cell table:style-name="ce2"/>
          <table:table-cell table:number-columns-repeated="11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2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永隆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北門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玉港里</text:p>
          </table:table-cell>
          <table:table-cell table:number-columns-repeated="15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保吉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蚵寮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雙春里</text:p>
          </table:table-cell>
          <table:table-cell table:number-columns-repeated="11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5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錦湖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慈安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三光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文山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　學甲區</text:p>
          </table:table-cell>
          <table:table-cell table:style-name="ce2"/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3" calcext:value-type="float">
            <text:p>23</text:p>
          </table:table-cell>
          <table:table-cell table:style-name="ce4" office:value-type="string" calcext:value-type="string">
            <text:p>73.91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秀昌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明宜里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6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慈福里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4" office:value-type="string" calcext:value-type="string">
            <text:p>88.89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仁得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新達里</text:p>
          </table:table-cell>
          <table:table-cell table:number-columns-repeated="9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5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新榮里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大灣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豐和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中洲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光華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宅港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平和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三慶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　鹽水區</text:p>
          </table:table-cell>
          <table:table-cell table:style-name="ce2"/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32" calcext:value-type="float">
            <text:p>32</text:p>
          </table:table-cell>
          <table:table-cell table:style-name="ce4" office:value-type="string" calcext:value-type="string">
            <text:p>65.6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水秀里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津城里</text:p>
          </table:table-cell>
          <table:table-cell table:number-columns-repeated="9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5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月港里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橋南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8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岸內里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85.71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汫水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33.3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義中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三明里</text:p>
          </table:table-cell>
          <table:table-cell table:number-columns-repeated="15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文昌里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5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歡雅里</text:p>
          </table:table-cell>
          <table:table-cell table:number-columns-repeated="9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三和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竹林里</text:p>
          </table:table-cell>
          <table:table-cell table:number-columns-repeated="9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2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坔頭港里</text:p>
          </table:table-cell>
          <table:table-cell table:number-columns-repeated="9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　新營區</text:p>
          </table:table-cell>
          <table:table-cell table:style-name="ce2"/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86" calcext:value-type="float">
            <text:p>86</text:p>
          </table:table-cell>
          <table:table-cell table:style-name="ce4" office:value-type="string" calcext:value-type="string">
            <text:p>67.44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忠政里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5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民權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三仙里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永平里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66.6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大宏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8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王公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新東里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中營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土庫里</text:p>
          </table:table-cell>
          <table:table-cell table:number-columns-repeated="15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興業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南興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民生里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5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新北里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2" calcext:value-type="float">
            <text:p>12</text:p>
          </table:table-cell>
          <table:table-cell table:style-name="ce4" office:value-type="string" calcext:value-type="string">
            <text:p>75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新南里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4" office:value-type="string" calcext:value-type="string">
            <text:p>88.89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民榮里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" calcext:value-type="float">
            <text:p>9</text:p>
          </table:table-cell>
          <table:table-cell table:style-name="ce4" office:value-type="string" calcext:value-type="string">
            <text:p>77.78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埤寮里</text:p>
          </table:table-cell>
          <table:table-cell table:number-columns-repeated="9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5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護鎮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25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太南里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5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太北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南紙里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" calcext:value-type="float">
            <text:p>8</text:p>
          </table:table-cell>
          <table:table-cell table:style-name="ce4" office:value-type="string" calcext:value-type="string">
            <text:p>25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嘉芳里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8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姑爺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五興里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　柳營區</text:p>
          </table:table-cell>
          <table:table-cell table:style-name="ce2"/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4" calcext:value-type="float">
            <text:p>34</text:p>
          </table:table-cell>
          <table:table-cell table:style-name="ce4" office:value-type="string" calcext:value-type="string">
            <text:p>52.94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士林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0" calcext:value-type="float">
            <text:p>10</text:p>
          </table:table-cell>
          <table:table-cell table:style-name="ce4" office:value-type="string" calcext:value-type="string">
            <text:p>4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光福里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6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中埕里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8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東昇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八翁里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75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人和里</text:p>
          </table:table-cell>
          <table:table-cell table:number-columns-repeated="15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太康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重溪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66.6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篤農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大農里</text:p>
          </table:table-cell>
          <table:table-cell table:number-columns-repeated="9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神農里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5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果毅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旭山里</text:p>
          </table:table-cell>
          <table:table-cell table:number-columns-repeated="15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　東山區</text:p>
          </table:table-cell>
          <table:table-cell table:style-name="ce2"/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3" calcext:value-type="float">
            <text:p>23</text:p>
          </table:table-cell>
          <table:table-cell table:style-name="ce4" office:value-type="string" calcext:value-type="string">
            <text:p>52.1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東山里</text:p>
          </table:table-cell>
          <table:table-cell table:number-columns-repeated="9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33.3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東中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東正里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66.6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大客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三榮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科里里</text:p>
          </table:table-cell>
          <table:table-cell table:number-columns-repeated="15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東河里</text:p>
          </table:table-cell>
          <table:table-cell table:number-columns-repeated="15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聖賢里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南溪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6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水雲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林安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東原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嶺南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南勢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青山里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5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高原里</text:p>
          </table:table-cell>
          <table:table-cell table:number-columns-repeated="15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　將軍區</text:p>
          </table:table-cell>
          <table:table-cell table:style-name="ce2"/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0" calcext:value-type="float">
            <text:p>20</text:p>
          </table:table-cell>
          <table:table-cell table:style-name="ce4" office:value-type="string" calcext:value-type="string">
            <text:p>65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長榮里</text:p>
          </table:table-cell>
          <table:table-cell table:number-columns-repeated="9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西甲里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71.4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忠嘉里</text:p>
          </table:table-cell>
          <table:table-cell table:number-columns-repeated="9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苓仔寮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巷埔里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5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將軍里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5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玉山里</text:p>
          </table:table-cell>
          <table:table-cell table:number-columns-repeated="15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廣山里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長沙里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平沙里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33.3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鯤鯓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鯤溟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　下營區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33" calcext:value-type="float">
            <text:p>33</text:p>
          </table:table-cell>
          <table:table-cell table:style-name="ce4" office:value-type="string" calcext:value-type="string">
            <text:p>57.58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下營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仁里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8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宅內里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33.3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後街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新興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營前里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28.5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大吉里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茅營里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8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開化里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西連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賀建里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紅甲里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style-name="ce3" office:value-type="float" office:value="10" calcext:value-type="float">
            <text:p>10</text:p>
          </table:table-cell>
          <table:table-cell table:style-name="ce4" office:value-type="string" calcext:value-type="string">
            <text:p>50.00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　六甲區</text:p>
          </table:table-cell>
          <table:table-cell table:style-name="ce2"/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6" calcext:value-type="float">
            <text:p>26</text:p>
          </table:table-cell>
          <table:table-cell table:style-name="ce4" office:value-type="string" calcext:value-type="string">
            <text:p>53.85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六甲里</text:p>
          </table:table-cell>
          <table:table-cell table:number-columns-repeated="9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5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甲東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33.3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甲南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5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七甲里</text:p>
          </table:table-cell>
          <table:table-cell table:number-columns-repeated="9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57.14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二甲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5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水林里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5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中社里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龜港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菁埔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王爺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大丘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　七股區</text:p>
          </table:table-cell>
          <table:table-cell table:style-name="ce2"/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5" calcext:value-type="float">
            <text:p>25</text:p>
          </table:table-cell>
          <table:table-cell table:style-name="ce4" office:value-type="string" calcext:value-type="string">
            <text:p>48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後港里</text:p>
          </table:table-cell>
          <table:table-cell table:number-columns-repeated="15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大潭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篤加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頂山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西寮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塩埕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中寮里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龍山里</text:p>
          </table:table-cell>
          <table:table-cell table:number-columns-repeated="9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溪南里</text:p>
          </table:table-cell>
          <table:table-cell table:number-columns-repeated="15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七股里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玉成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大埕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0" calcext:value-type="float">
            <text:p>10</text:p>
          </table:table-cell>
          <table:table-cell table:style-name="ce4" office:value-type="string" calcext:value-type="string">
            <text:p>4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樹林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竹橋里</text:p>
          </table:table-cell>
          <table:table-cell table:number-columns-repeated="15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義合里</text:p>
          </table:table-cell>
          <table:table-cell table:number-columns-repeated="9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25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永吉里</text:p>
          </table:table-cell>
          <table:table-cell table:number-columns-repeated="15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三股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十份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　佳里區</text:p>
          </table:table-cell>
          <table:table-cell table:style-name="ce2"/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54" calcext:value-type="float">
            <text:p>54</text:p>
          </table:table-cell>
          <table:table-cell table:style-name="ce4" office:value-type="string" calcext:value-type="string">
            <text:p>64.81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東寧里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5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忠仁里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33.3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鎮山里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42.86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安西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9" calcext:value-type="float">
            <text:p>9</text:p>
          </table:table-cell>
          <table:table-cell table:style-name="ce4" office:value-type="string" calcext:value-type="string">
            <text:p>44.44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文新里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4" office:value-type="string" calcext:value-type="string">
            <text:p>75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建南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南勢里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六安里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66.6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佳化里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佳興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71.4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營溪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海澄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下營里</text:p>
          </table:table-cell>
          <table:table-cell table:number-columns-repeated="9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塭內里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民安里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66.6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子龍里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80.00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　麻豆區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56" calcext:value-type="float">
            <text:p>56</text:p>
          </table:table-cell>
          <table:table-cell table:style-name="ce4" office:value-type="string" calcext:value-type="string">
            <text:p>64.29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新興里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巷口里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6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東角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8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晋江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中興里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5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興農里</text:p>
          </table:table-cell>
          <table:table-cell table:number-columns-repeated="15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油車里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4" office:value-type="string" calcext:value-type="string">
            <text:p>75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北勢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大埕里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71.4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清水里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5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南勢里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71.4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寮廍里</text:p>
          </table:table-cell>
          <table:table-cell table:number-columns-repeated="15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埤頭里</text:p>
          </table:table-cell>
          <table:table-cell table:number-columns-repeated="15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海埔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75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港尾里</text:p>
          </table:table-cell>
          <table:table-cell table:number-columns-repeated="9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5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麻口里</text:p>
          </table:table-cell>
          <table:table-cell table:number-columns-repeated="15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安業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謝厝寮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安正里</text:p>
          </table:table-cell>
          <table:table-cell table:number-columns-repeated="9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井東里</text:p>
          </table:table-cell>
          <table:table-cell table:number-columns-repeated="9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　官田區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2" table:style-name="ce3" office:value-type="float" office:value="9" calcext:value-type="float">
            <text:p>9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59" calcext:value-type="float">
            <text:p>59</text:p>
          </table:table-cell>
          <table:table-cell table:style-name="ce4" office:value-type="string" calcext:value-type="string">
            <text:p>69.49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官田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" calcext:value-type="float">
            <text:p>11</text:p>
          </table:table-cell>
          <table:table-cell table:style-name="ce4" office:value-type="string" calcext:value-type="string">
            <text:p>90.91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二鎮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" calcext:value-type="float">
            <text:p>9</text:p>
          </table:table-cell>
          <table:table-cell table:style-name="ce4" office:value-type="string" calcext:value-type="string">
            <text:p>66.6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烏山頭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5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大崎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隆田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" calcext:value-type="float">
            <text:p>9</text:p>
          </table:table-cell>
          <table:table-cell table:style-name="ce4" office:value-type="string" calcext:value-type="string">
            <text:p>77.78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隆本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南廍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33.3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東西庄里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5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渡拔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4" office:value-type="string" calcext:value-type="string">
            <text:p>5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社子里</text:p>
          </table:table-cell>
          <table:table-cell table:number-columns-repeated="9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20.00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　善化區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0" calcext:value-type="float">
            <text:p>20</text:p>
          </table:table-cell>
          <table:table-cell table:number-columns-repeated="2" table:style-name="ce3" office:value-type="float" office:value="11" calcext:value-type="float">
            <text:p>11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96" calcext:value-type="float">
            <text:p>96</text:p>
          </table:table-cell>
          <table:table-cell table:style-name="ce4" office:value-type="string" calcext:value-type="string">
            <text:p>63.54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東關里</text:p>
          </table:table-cell>
          <table:table-cell table:number-columns-repeated="15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坐駕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57.14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光文里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2" calcext:value-type="float">
            <text:p>12</text:p>
          </table:table-cell>
          <table:table-cell table:style-name="ce4" office:value-type="string" calcext:value-type="string">
            <text:p>66.6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文昌里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75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南關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頂街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文正里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胡家里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71.4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胡厝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" calcext:value-type="float">
            <text:p>8</text:p>
          </table:table-cell>
          <table:table-cell table:style-name="ce4" office:value-type="string" calcext:value-type="string">
            <text:p>62.5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什乃里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8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溪美里</text:p>
          </table:table-cell>
          <table:table-cell table:number-columns-repeated="15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六分里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六德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田寮里</text:p>
          </table:table-cell>
          <table:table-cell table:number-columns-repeated="11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昌隆里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0" calcext:value-type="float">
            <text:p>10</text:p>
          </table:table-cell>
          <table:table-cell table:style-name="ce4" office:value-type="string" calcext:value-type="string">
            <text:p>3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牛庄里</text:p>
          </table:table-cell>
          <table:table-cell table:number-columns-repeated="9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嘉北里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5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嘉南里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" calcext:value-type="float">
            <text:p>9</text:p>
          </table:table-cell>
          <table:table-cell table:style-name="ce4" office:value-type="string" calcext:value-type="string">
            <text:p>55.56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小新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8" calcext:value-type="float">
            <text:p>18</text:p>
          </table:table-cell>
          <table:table-cell table:style-name="ce4" office:value-type="string" calcext:value-type="string">
            <text:p>66.6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蓮潭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83.33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　大內區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style-name="ce3" office:value-type="float" office:value="10" calcext:value-type="float">
            <text:p>10</text:p>
          </table:table-cell>
          <table:table-cell table:style-name="ce4" office:value-type="string" calcext:value-type="string">
            <text:p>5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石湖里</text:p>
          </table:table-cell>
          <table:table-cell table:number-columns-repeated="15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石林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石城里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9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內江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66.6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大內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內郭里</text:p>
          </table:table-cell>
          <table:table-cell table:number-columns-repeated="15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頭社里</text:p>
          </table:table-cell>
          <table:table-cell table:number-columns-repeated="15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環湖里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二溪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曲溪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　玉井區</text:p>
          </table:table-cell>
          <table:table-cell table:style-name="ce2"/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36" calcext:value-type="float">
            <text:p>36</text:p>
          </table:table-cell>
          <table:table-cell table:style-name="ce4" office:value-type="string" calcext:value-type="string">
            <text:p>66.6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玉井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玉田里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8" calcext:value-type="float">
            <text:p>18</text:p>
          </table:table-cell>
          <table:table-cell table:style-name="ce4" office:value-type="string" calcext:value-type="string">
            <text:p>77.78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中正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竹圍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style-name="ce3" office:value-type="float" office:value="10" calcext:value-type="float">
            <text:p>10</text:p>
          </table:table-cell>
          <table:table-cell table:style-name="ce4" office:value-type="string" calcext:value-type="string">
            <text:p>5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沙田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三埔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三和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望明里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層林里</text:p>
          </table:table-cell>
          <table:table-cell table:number-columns-repeated="15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豐里里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50.00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　楠西區</text:p>
          </table:table-cell>
          <table:table-cell table:style-name="ce2"/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66.6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楠西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灣丘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密枝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照興里</text:p>
          </table:table-cell>
          <table:table-cell table:number-columns-repeated="9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75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鹿田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龜丹里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東勢里</text:p>
          </table:table-cell>
          <table:table-cell table:number-columns-repeated="15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　西港區</text:p>
          </table:table-cell>
          <table:table-cell table:style-name="ce2"/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9" calcext:value-type="float">
            <text:p>29</text:p>
          </table:table-cell>
          <table:table-cell table:style-name="ce4" office:value-type="string" calcext:value-type="string">
            <text:p>72.41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西港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83.3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慶安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2" calcext:value-type="float">
            <text:p>12</text:p>
          </table:table-cell>
          <table:table-cell table:style-name="ce4" office:value-type="string" calcext:value-type="string">
            <text:p>58.3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南海里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66.6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港東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檨林里</text:p>
          </table:table-cell>
          <table:table-cell table:number-columns-repeated="9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8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後營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營西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金砂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劉厝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竹林里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永樂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新復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　安定區</text:p>
          </table:table-cell>
          <table:table-cell table:style-name="ce2"/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60" calcext:value-type="float">
            <text:p>60</text:p>
          </table:table-cell>
          <table:table-cell table:style-name="ce4" office:value-type="string" calcext:value-type="string">
            <text:p>58.3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蘇林里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5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蘇厝里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4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安定里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33.3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安加里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75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港尾里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中榮里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4" office:value-type="string" calcext:value-type="string">
            <text:p>8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港口里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5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港南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4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嘉同里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6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中沙里</text:p>
          </table:table-cell>
          <table:table-cell table:number-columns-repeated="9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5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新吉里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海寮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5" calcext:value-type="float">
            <text:p>15</text:p>
          </table:table-cell>
          <table:table-cell table:style-name="ce4" office:value-type="string" calcext:value-type="string">
            <text:p>53.3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文科里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50.00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　山上區</text:p>
          </table:table-cell>
          <table:table-cell table:style-name="ce2"/>
          <table:table-cell table:number-columns-repeated="9"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5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明和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南洲里</text:p>
          </table:table-cell>
          <table:table-cell table:number-columns-repeated="9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5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山上里</text:p>
          </table:table-cell>
          <table:table-cell table:number-columns-repeated="11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5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新莊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玉峯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平陽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豐德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　左鎮區</text:p>
          </table:table-cell>
          <table:table-cell table:style-name="ce2"/>
          <table:table-cell table:number-columns-repeated="7"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" calcext:value-type="float">
            <text:p>8</text:p>
          </table:table-cell>
          <table:table-cell table:style-name="ce4" office:value-type="string" calcext:value-type="string">
            <text:p>37.5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光和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榮和里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4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左鎮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中正里</text:p>
          </table:table-cell>
          <table:table-cell table:number-columns-repeated="15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睦光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內庄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岡林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草山里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5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二寮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澄山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　南化區</text:p>
          </table:table-cell>
          <table:table-cell table:style-name="ce2"/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7" calcext:value-type="float">
            <text:p>17</text:p>
          </table:table-cell>
          <table:table-cell table:style-name="ce4" office:value-type="string" calcext:value-type="string">
            <text:p>52.94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南化里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33.3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小崙里</text:p>
          </table:table-cell>
          <table:table-cell table:number-columns-repeated="15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東和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西埔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中坑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北平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北寮里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83.3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玉山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關山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42.86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　安南區</text:p>
          </table:table-cell>
          <table:table-cell table:style-name="ce2"/>
          <table:table-cell table:style-name="ce3" office:value-type="float" office:value="4" calcext:value-type="float">
            <text:p>4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float" office:value="186" calcext:value-type="float">
            <text:p>18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88" calcext:value-type="float">
            <text:p>18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8" calcext:value-type="float">
            <text:p>188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263" calcext:value-type="float">
            <text:p>263</text:p>
          </table:table-cell>
          <table:table-cell table:style-name="ce4" office:value-type="string" calcext:value-type="string">
            <text:p>71.48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東和里</text:p>
          </table:table-cell>
          <table:table-cell table:number-columns-repeated="11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南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66.6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州南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6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州北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安順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57.14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新順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83.3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頂安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安慶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1" calcext:value-type="float">
            <text:p>21</text:p>
          </table:table-cell>
          <table:table-cell table:style-name="ce4" office:value-type="string" calcext:value-type="string">
            <text:p>76.19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溪北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4" office:value-type="string" calcext:value-type="string">
            <text:p>87.5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安和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66.6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安西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6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溪頂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66.6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安東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5" calcext:value-type="float">
            <text:p>15</text:p>
          </table:table-cell>
          <table:table-cell table:style-name="ce4" office:value-type="string" calcext:value-type="string">
            <text:p>8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鳳凰里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4" office:value-type="string" calcext:value-type="string">
            <text:p>5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梅花里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6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理想里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66.6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海東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3" calcext:value-type="float">
            <text:p>13</text:p>
          </table:table-cell>
          <table:table-cell table:style-name="ce4" office:value-type="string" calcext:value-type="string">
            <text:p>46.15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大安里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4" office:value-type="string" calcext:value-type="string">
            <text:p>87.5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原佃里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長安里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公親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布袋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33.3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總頭里</text:p>
          </table:table-cell>
          <table:table-cell table:number-columns-repeated="15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南興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學東里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9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5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公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佃東里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佃西里</text:p>
          </table:table-cell>
          <table:table-cell table:number-columns-repeated="15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淵西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4" calcext:value-type="float">
            <text:p>14</text:p>
          </table:table-cell>
          <table:table-cell table:style-name="ce4" office:value-type="string" calcext:value-type="string">
            <text:p>71.4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海西里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57.14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溪心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7" calcext:value-type="float">
            <text:p>17</text:p>
          </table:table-cell>
          <table:table-cell table:style-name="ce4" office:value-type="string" calcext:value-type="string">
            <text:p>70.59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淵東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66.6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淵中里</text:p>
          </table:table-cell>
          <table:table-cell table:number-columns-repeated="15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溪墘里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海佃里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國安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3" calcext:value-type="float">
            <text:p>13</text:p>
          </table:table-cell>
          <table:table-cell table:style-name="ce4" office:value-type="string" calcext:value-type="string">
            <text:p>69.2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溪東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3" calcext:value-type="float">
            <text:p>13</text:p>
          </table:table-cell>
          <table:table-cell table:style-name="ce4" office:value-type="string" calcext:value-type="string">
            <text:p>76.92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安富里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85.71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幸福里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4" office:value-type="string" calcext:value-type="string">
            <text:p>88.89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海南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城東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66.6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城南里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66.6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青草里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城西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城北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城中里</text:p>
          </table:table-cell>
          <table:table-cell table:number-columns-repeated="15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砂崙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媽祖宮里</text:p>
          </table:table-cell>
          <table:table-cell table:number-columns-repeated="9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鹿耳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四草里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塩田里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　北區</text:p>
          </table:table-cell>
          <table:table-cell table:style-name="ce2"/>
          <table:table-cell table:style-name="ce3" office:value-type="float" office:value="5" calcext:value-type="float">
            <text:p>5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128" calcext:value-type="float">
            <text:p>12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29" calcext:value-type="float">
            <text:p>12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9" calcext:value-type="float">
            <text:p>129</text:p>
          </table:table-cell>
          <table:table-cell table:style-name="ce3" office:value-type="float" office:value="65" calcext:value-type="float">
            <text:p>65</text:p>
          </table:table-cell>
          <table:table-cell table:style-name="ce3" office:value-type="float" office:value="194" calcext:value-type="float">
            <text:p>194</text:p>
          </table:table-cell>
          <table:table-cell table:style-name="ce4" office:value-type="string" calcext:value-type="string">
            <text:p>66.49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開元里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元寶里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style-name="ce3" office:value-type="float" office:value="10" calcext:value-type="float">
            <text:p>10</text:p>
          </table:table-cell>
          <table:table-cell table:style-name="ce4" office:value-type="string" calcext:value-type="string">
            <text:p>5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合興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力行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重興里</text:p>
          </table:table-cell>
          <table:table-cell table:number-columns-repeated="15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東興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" calcext:value-type="float">
            <text:p>9</text:p>
          </table:table-cell>
          <table:table-cell table:style-name="ce4" office:value-type="string" calcext:value-type="string">
            <text:p>66.6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長勝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4" calcext:value-type="float">
            <text:p>34</text:p>
          </table:table-cell>
          <table:table-cell table:style-name="ce4" office:value-type="string" calcext:value-type="string">
            <text:p>82.35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振興里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66.6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仁愛里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66.6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中樓里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75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永祥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8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北門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9" calcext:value-type="float">
            <text:p>9</text:p>
          </table:table-cell>
          <table:table-cell table:style-name="ce4" office:value-type="string" calcext:value-type="string">
            <text:p>33.3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大光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8" calcext:value-type="float">
            <text:p>28</text:p>
          </table:table-cell>
          <table:table-cell table:style-name="ce4" office:value-type="string" calcext:value-type="string">
            <text:p>64.29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大興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14.29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公園里</text:p>
          </table:table-cell>
          <table:table-cell table:number-columns-repeated="9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5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北華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6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長興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6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小北里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6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正覺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成功里</text:p>
          </table:table-cell>
          <table:table-cell table:number-columns-repeated="15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華德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福德里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成德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和順里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立人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雙安里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5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文成里</text:p>
          </table:table-cell>
          <table:table-cell table:number-columns-repeated="9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元美里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4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文元里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5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大和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1" calcext:value-type="float">
            <text:p>11</text:p>
          </table:table-cell>
          <table:table-cell table:style-name="ce4" office:value-type="string" calcext:value-type="string">
            <text:p>63.64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大港里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5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大豐里</text:p>
          </table:table-cell>
          <table:table-cell table:number-columns-repeated="9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賢北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66.67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　新市區</text:p>
          </table:table-cell>
          <table:table-cell table:style-name="ce2"/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47" calcext:value-type="float">
            <text:p>47</text:p>
          </table:table-cell>
          <table:table-cell table:style-name="ce4" office:value-type="string" calcext:value-type="string">
            <text:p>63.8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新市里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75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新和里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6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社內里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57.14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大洲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豐華里</text:p>
          </table:table-cell>
          <table:table-cell table:number-columns-repeated="15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三舍里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25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大營里</text:p>
          </table:table-cell>
          <table:table-cell table:number-columns-repeated="15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大社里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3" calcext:value-type="float">
            <text:p>13</text:p>
          </table:table-cell>
          <table:table-cell table:style-name="ce4" office:value-type="string" calcext:value-type="string">
            <text:p>76.92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潭頂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港墘里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" calcext:value-type="float">
            <text:p>9</text:p>
          </table:table-cell>
          <table:table-cell table:style-name="ce4" office:value-type="string" calcext:value-type="string">
            <text:p>66.6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永就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　永康區</text:p>
          </table:table-cell>
          <table:table-cell table:style-name="ce2"/>
          <table:table-cell table:style-name="ce3" office:value-type="float" office:value="17" calcext:value-type="float">
            <text:p>17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94" calcext:value-type="float">
            <text:p>9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4" calcext:value-type="float">
            <text:p>144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163" calcext:value-type="float">
            <text:p>163</text:p>
          </table:table-cell>
          <table:table-cell table:style-name="ce3" office:value-type="float" office:value="543" calcext:value-type="float">
            <text:p>543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556" calcext:value-type="float">
            <text:p>55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56" calcext:value-type="float">
            <text:p>556</text:p>
          </table:table-cell>
          <table:table-cell table:style-name="ce3" office:value-type="float" office:value="329" calcext:value-type="float">
            <text:p>329</text:p>
          </table:table-cell>
          <table:table-cell table:style-name="ce3" office:value-type="float" office:value="885" calcext:value-type="float">
            <text:p>885</text:p>
          </table:table-cell>
          <table:table-cell table:style-name="ce4" office:value-type="string" calcext:value-type="string">
            <text:p>62.82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五王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6" calcext:value-type="float">
            <text:p>16</text:p>
          </table:table-cell>
          <table:table-cell table:style-name="ce4" office:value-type="string" calcext:value-type="string">
            <text:p>62.5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三合里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2" calcext:value-type="float">
            <text:p>2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6" calcext:value-type="float">
            <text:p>16</text:p>
          </table:table-cell>
          <table:table-cell table:style-name="ce4" office:value-type="string" calcext:value-type="string">
            <text:p>68.75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六合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2" calcext:value-type="float">
            <text:p>22</text:p>
          </table:table-cell>
          <table:table-cell table:style-name="ce4" office:value-type="string" calcext:value-type="string">
            <text:p>63.64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網寮里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27" calcext:value-type="float">
            <text:p>27</text:p>
          </table:table-cell>
          <table:table-cell table:style-name="ce4" office:value-type="string" calcext:value-type="string">
            <text:p>44.44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二王里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1" calcext:value-type="float">
            <text:p>21</text:p>
          </table:table-cell>
          <table:table-cell table:style-name="ce4" office:value-type="string" calcext:value-type="string">
            <text:p>52.38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永康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51" calcext:value-type="float">
            <text:p>51</text:p>
          </table:table-cell>
          <table:table-cell table:style-name="ce4" office:value-type="string" calcext:value-type="string">
            <text:p>58.82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埔園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47" calcext:value-type="float">
            <text:p>47</text:p>
          </table:table-cell>
          <table:table-cell table:style-name="ce4" office:value-type="string" calcext:value-type="string">
            <text:p>63.8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龍埔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8" calcext:value-type="float">
            <text:p>18</text:p>
          </table:table-cell>
          <table:table-cell table:style-name="ce4" office:value-type="string" calcext:value-type="string">
            <text:p>83.3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正強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1" calcext:value-type="float">
            <text:p>31</text:p>
          </table:table-cell>
          <table:table-cell table:style-name="ce4" office:value-type="string" calcext:value-type="string">
            <text:p>67.74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大橋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3" calcext:value-type="float">
            <text:p>13</text:p>
          </table:table-cell>
          <table:table-cell table:style-name="ce4" office:value-type="string" calcext:value-type="string">
            <text:p>61.54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東橋里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0" calcext:value-type="float">
            <text:p>20</text:p>
          </table:table-cell>
          <table:table-cell table:style-name="ce4" office:value-type="string" calcext:value-type="string">
            <text:p>55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西橋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0" calcext:value-type="float">
            <text:p>10</text:p>
          </table:table-cell>
          <table:table-cell table:style-name="ce4" office:value-type="string" calcext:value-type="string">
            <text:p>6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安康里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1" calcext:value-type="float">
            <text:p>21</text:p>
          </table:table-cell>
          <table:table-cell table:style-name="ce4" office:value-type="string" calcext:value-type="string">
            <text:p>57.14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蔦松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7" calcext:value-type="float">
            <text:p>7</text:p>
          </table:table-cell>
          <table:table-cell table:style-name="ce3" office:value-type="float" office:value="14" calcext:value-type="float">
            <text:p>14</text:p>
          </table:table-cell>
          <table:table-cell table:style-name="ce4" office:value-type="string" calcext:value-type="string">
            <text:p>5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三民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塩行里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9" calcext:value-type="float">
            <text:p>19</text:p>
          </table:table-cell>
          <table:table-cell table:style-name="ce4" office:value-type="string" calcext:value-type="string">
            <text:p>63.16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塩興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4" office:value-type="string" calcext:value-type="string">
            <text:p>5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塩洲里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2" calcext:value-type="float">
            <text:p>2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9" calcext:value-type="float">
            <text:p>29</text:p>
          </table:table-cell>
          <table:table-cell table:style-name="ce4" office:value-type="string" calcext:value-type="string">
            <text:p>41.38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甲頂里</text:p>
          </table:table-cell>
          <table:table-cell table:number-columns-repeated="9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33.3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尚頂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75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龍潭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39" calcext:value-type="float">
            <text:p>39</text:p>
          </table:table-cell>
          <table:table-cell table:style-name="ce4" office:value-type="string" calcext:value-type="string">
            <text:p>61.54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永明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22" calcext:value-type="float">
            <text:p>22</text:p>
          </table:table-cell>
          <table:table-cell table:style-name="ce4" office:value-type="string" calcext:value-type="string">
            <text:p>45.45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王行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" calcext:value-type="float">
            <text:p>9</text:p>
          </table:table-cell>
          <table:table-cell table:style-name="ce4" office:value-type="string" calcext:value-type="string">
            <text:p>77.78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烏竹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0" calcext:value-type="float">
            <text:p>20</text:p>
          </table:table-cell>
          <table:table-cell table:style-name="ce4" office:value-type="string" calcext:value-type="string">
            <text:p>7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西勢里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7" calcext:value-type="float">
            <text:p>7</text:p>
          </table:table-cell>
          <table:table-cell table:style-name="ce3" office:value-type="float" office:value="14" calcext:value-type="float">
            <text:p>14</text:p>
          </table:table-cell>
          <table:table-cell table:style-name="ce4" office:value-type="string" calcext:value-type="string">
            <text:p>5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新樹里</text:p>
          </table:table-cell>
          <table:table-cell table:number-columns-repeated="9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71.4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大灣里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1" calcext:value-type="float">
            <text:p>11</text:p>
          </table:table-cell>
          <table:table-cell table:style-name="ce4" office:value-type="string" calcext:value-type="string">
            <text:p>72.7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東灣里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西灣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5" calcext:value-type="float">
            <text:p>15</text:p>
          </table:table-cell>
          <table:table-cell table:style-name="ce4" office:value-type="string" calcext:value-type="string">
            <text:p>73.3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南灣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1" calcext:value-type="float">
            <text:p>11</text:p>
          </table:table-cell>
          <table:table-cell table:style-name="ce4" office:value-type="string" calcext:value-type="string">
            <text:p>18.18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崑山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0" calcext:value-type="float">
            <text:p>10</text:p>
          </table:table-cell>
          <table:table-cell table:style-name="ce4" office:value-type="string" calcext:value-type="string">
            <text:p>7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北灣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4" calcext:value-type="float">
            <text:p>14</text:p>
          </table:table-cell>
          <table:table-cell table:style-name="ce4" office:value-type="string" calcext:value-type="string">
            <text:p>78.5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北興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2" calcext:value-type="float">
            <text:p>12</text:p>
          </table:table-cell>
          <table:table-cell table:style-name="ce4" office:value-type="string" calcext:value-type="string">
            <text:p>75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復興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40" calcext:value-type="float">
            <text:p>40</text:p>
          </table:table-cell>
          <table:table-cell table:style-name="ce4" office:value-type="string" calcext:value-type="string">
            <text:p>47.5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光復里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2" calcext:value-type="float">
            <text:p>12</text:p>
          </table:table-cell>
          <table:table-cell table:style-name="ce4" office:value-type="string" calcext:value-type="string">
            <text:p>83.3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建國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71.4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復國里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52" calcext:value-type="float">
            <text:p>52</text:p>
          </table:table-cell>
          <table:table-cell table:style-name="ce4" office:value-type="string" calcext:value-type="string">
            <text:p>80.7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復華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78" calcext:value-type="float">
            <text:p>78</text:p>
          </table:table-cell>
          <table:table-cell table:style-name="ce4" office:value-type="string" calcext:value-type="string">
            <text:p>60.26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神洲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1" calcext:value-type="float">
            <text:p>11</text:p>
          </table:table-cell>
          <table:table-cell table:style-name="ce4" office:value-type="string" calcext:value-type="string">
            <text:p>63.64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成功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2" calcext:value-type="float">
            <text:p>22</text:p>
          </table:table-cell>
          <table:table-cell table:style-name="ce4" office:value-type="string" calcext:value-type="string">
            <text:p>72.7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中華里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中興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4" calcext:value-type="float">
            <text:p>14</text:p>
          </table:table-cell>
          <table:table-cell table:style-name="ce4" office:value-type="string" calcext:value-type="string">
            <text:p>57.14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勝利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64" calcext:value-type="float">
            <text:p>64</text:p>
          </table:table-cell>
          <table:table-cell table:style-name="ce4" office:value-type="string" calcext:value-type="string">
            <text:p>71.88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　新化區</text:p>
          </table:table-cell>
          <table:table-cell table:style-name="ce2"/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60" calcext:value-type="float">
            <text:p>60</text:p>
          </table:table-cell>
          <table:table-cell table:style-name="ce4" office:value-type="string" calcext:value-type="string">
            <text:p>71.6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武安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東榮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5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護國里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" calcext:value-type="float">
            <text:p>8</text:p>
          </table:table-cell>
          <table:table-cell table:style-name="ce4" office:value-type="string" calcext:value-type="string">
            <text:p>62.5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太平里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協興里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4" office:value-type="string" calcext:value-type="string">
            <text:p>88.89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唪口里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5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北勢里</text:p>
          </table:table-cell>
          <table:table-cell table:number-columns-repeated="9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5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豐榮里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全興里</text:p>
          </table:table-cell>
          <table:table-cell table:number-columns-repeated="9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崙頂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知義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57.14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山脚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3" calcext:value-type="float">
            <text:p>13</text:p>
          </table:table-cell>
          <table:table-cell table:style-name="ce4" office:value-type="string" calcext:value-type="string">
            <text:p>76.92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大坑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𦰡拔里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75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羊林里</text:p>
          </table:table-cell>
          <table:table-cell table:number-columns-repeated="15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礁坑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　安平區</text:p>
          </table:table-cell>
          <table:table-cell table:style-name="ce2"/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78" calcext:value-type="float">
            <text:p>7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8" calcext:value-type="float">
            <text:p>7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8" calcext:value-type="float">
            <text:p>78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117" calcext:value-type="float">
            <text:p>117</text:p>
          </table:table-cell>
          <table:table-cell table:style-name="ce4" office:value-type="string" calcext:value-type="string">
            <text:p>66.6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文平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建平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1" calcext:value-type="float">
            <text:p>11</text:p>
          </table:table-cell>
          <table:table-cell table:style-name="ce4" office:value-type="string" calcext:value-type="string">
            <text:p>72.7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怡平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4" office:value-type="string" calcext:value-type="string">
            <text:p>88.89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華平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3" calcext:value-type="float">
            <text:p>13</text:p>
          </table:table-cell>
          <table:table-cell table:style-name="ce4" office:value-type="string" calcext:value-type="string">
            <text:p>46.15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平通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5" calcext:value-type="float">
            <text:p>25</text:p>
          </table:table-cell>
          <table:table-cell table:style-name="ce4" office:value-type="string" calcext:value-type="string">
            <text:p>68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億載里</text:p>
          </table:table-cell>
          <table:table-cell table:number-columns-repeated="9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5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育平里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2" calcext:value-type="float">
            <text:p>22</text:p>
          </table:table-cell>
          <table:table-cell table:style-name="ce4" office:value-type="string" calcext:value-type="string">
            <text:p>77.2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國平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6" calcext:value-type="float">
            <text:p>6</text:p>
          </table:table-cell>
          <table:table-cell table:style-name="ce3" office:value-type="float" office:value="12" calcext:value-type="float">
            <text:p>12</text:p>
          </table:table-cell>
          <table:table-cell table:style-name="ce4" office:value-type="string" calcext:value-type="string">
            <text:p>5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漁光里</text:p>
          </table:table-cell>
          <table:table-cell table:number-columns-repeated="15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平安里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75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天妃里</text:p>
          </table:table-cell>
          <table:table-cell table:number-columns-repeated="15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王城里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4"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4" office:value-type="string" calcext:value-type="string">
            <text:p>75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金城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50.00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　中西區</text:p>
          </table:table-cell>
          <table:table-cell table:style-name="ce2"/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62" calcext:value-type="float">
            <text:p>62</text:p>
          </table:table-cell>
          <table:table-cell table:style-name="ce4" office:value-type="string" calcext:value-type="string">
            <text:p>59.68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赤嵌里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5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郡王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法華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57.14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開山里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5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永華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藥王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75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光賢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大涼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33.3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西湖里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75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西賢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城隍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6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南美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南門里</text:p>
          </table:table-cell>
          <table:table-cell table:number-columns-repeated="9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66.6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小西門里</text:p>
          </table:table-cell>
          <table:table-cell table:number-columns-repeated="15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五條港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兌悅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淺草里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5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府前里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南廠里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5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西和里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9" calcext:value-type="float">
            <text:p>9</text:p>
          </table:table-cell>
          <table:table-cell table:style-name="ce4" office:value-type="string" calcext:value-type="string">
            <text:p>33.33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　南區</text:p>
          </table:table-cell>
          <table:table-cell table:style-name="ce2"/>
          <table:table-cell table:style-name="ce3" office:value-type="float" office:value="5" calcext:value-type="float">
            <text:p>5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8" calcext:value-type="float">
            <text:p>28</text:p>
          </table:table-cell>
          <table:table-cell table:style-name="ce3" office:value-type="float" office:value="113" calcext:value-type="float">
            <text:p>11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15" calcext:value-type="float">
            <text:p>11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5" calcext:value-type="float">
            <text:p>115</text:p>
          </table:table-cell>
          <table:table-cell table:style-name="ce3" office:value-type="float" office:value="79" calcext:value-type="float">
            <text:p>79</text:p>
          </table:table-cell>
          <table:table-cell table:style-name="ce3" office:value-type="float" office:value="194" calcext:value-type="float">
            <text:p>194</text:p>
          </table:table-cell>
          <table:table-cell table:style-name="ce4" office:value-type="string" calcext:value-type="string">
            <text:p>59.28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大恩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5" calcext:value-type="float">
            <text:p>15</text:p>
          </table:table-cell>
          <table:table-cell table:style-name="ce4" office:value-type="string" calcext:value-type="string">
            <text:p>6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大林里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4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大忠里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1" calcext:value-type="float">
            <text:p>11</text:p>
          </table:table-cell>
          <table:table-cell table:style-name="ce4" office:value-type="string" calcext:value-type="string">
            <text:p>81.82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新生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7" calcext:value-type="float">
            <text:p>17</text:p>
          </table:table-cell>
          <table:table-cell table:style-name="ce4" office:value-type="string" calcext:value-type="string">
            <text:p>76.4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竹溪里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9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5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明德里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9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5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大成里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66.6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田寮里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66.6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新興里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33.3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再興里</text:p>
          </table:table-cell>
          <table:table-cell table:number-columns-repeated="15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廣州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5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新昌里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5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文華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文南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0" calcext:value-type="float">
            <text:p>10</text:p>
          </table:table-cell>
          <table:table-cell table:style-name="ce4" office:value-type="string" calcext:value-type="string">
            <text:p>4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金華里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9" calcext:value-type="float">
            <text:p>9</text:p>
          </table:table-cell>
          <table:table-cell table:style-name="ce4" office:value-type="string" calcext:value-type="string">
            <text:p>77.78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國宅里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鹽埕里</text:p>
          </table:table-cell>
          <table:table-cell table:number-columns-repeated="15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光明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明亮里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府南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" calcext:value-type="float">
            <text:p>8</text:p>
          </table:table-cell>
          <table:table-cell table:style-name="ce4" office:value-type="string" calcext:value-type="string">
            <text:p>62.5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明興里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0" calcext:value-type="float">
            <text:p>10</text:p>
          </table:table-cell>
          <table:table-cell table:style-name="ce4" office:value-type="string" calcext:value-type="string">
            <text:p>6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郡南里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建南里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南都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8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南華里</text:p>
          </table:table-cell>
          <table:table-cell table:number-columns-repeated="15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開南里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9" calcext:value-type="float">
            <text:p>9</text:p>
          </table:table-cell>
          <table:table-cell table:style-name="ce4" office:value-type="string" calcext:value-type="string">
            <text:p>22.22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彰南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鯤鯓里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25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喜北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喜南里</text:p>
          </table:table-cell>
          <table:table-cell table:number-columns-repeated="9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25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喜東里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83.3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省躬里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5" calcext:value-type="float">
            <text:p>15</text:p>
          </table:table-cell>
          <table:table-cell table:style-name="ce4" office:value-type="string" calcext:value-type="string">
            <text:p>53.3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永寧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松安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66.6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佛壇里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66.6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同安里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66.6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興農里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66.67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　東區</text:p>
          </table:table-cell>
          <table:table-cell table:style-name="ce2"/>
          <table:table-cell table:style-name="ce3" office:value-type="float" office:value="5" calcext:value-type="float">
            <text:p>5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6" calcext:value-type="float">
            <text:p>66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233" calcext:value-type="float">
            <text:p>23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235" calcext:value-type="float">
            <text:p>23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35" calcext:value-type="float">
            <text:p>235</text:p>
          </table:table-cell>
          <table:table-cell table:style-name="ce3" office:value-type="float" office:value="129" calcext:value-type="float">
            <text:p>129</text:p>
          </table:table-cell>
          <table:table-cell table:style-name="ce3" office:value-type="float" office:value="364" calcext:value-type="float">
            <text:p>364</text:p>
          </table:table-cell>
          <table:table-cell table:style-name="ce4" office:value-type="string" calcext:value-type="string">
            <text:p>64.56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崇信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0" calcext:value-type="float">
            <text:p>10</text:p>
          </table:table-cell>
          <table:table-cell table:style-name="ce4" office:value-type="string" calcext:value-type="string">
            <text:p>6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崇學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66.6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大學里</text:p>
          </table:table-cell>
          <table:table-cell table:number-columns-repeated="9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成大里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東門里</text:p>
          </table:table-cell>
          <table:table-cell table:number-columns-repeated="15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圍下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中西里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東安里</text:p>
          </table:table-cell>
          <table:table-cell table:number-columns-repeated="9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5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忠孝里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5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大福里</text:p>
          </table:table-cell>
          <table:table-cell table:number-columns-repeated="9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大德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25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路東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8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大同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0" calcext:value-type="float">
            <text:p>20</text:p>
          </table:table-cell>
          <table:table-cell table:style-name="ce4" office:value-type="string" calcext:value-type="string">
            <text:p>45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泉南里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龍山里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71.4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德光里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75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崇德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崇善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1" calcext:value-type="float">
            <text:p>11</text:p>
          </table:table-cell>
          <table:table-cell table:style-name="ce4" office:value-type="string" calcext:value-type="string">
            <text:p>63.64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崇成里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2" calcext:value-type="float">
            <text:p>12</text:p>
          </table:table-cell>
          <table:table-cell table:style-name="ce4" office:value-type="string" calcext:value-type="string">
            <text:p>75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崇文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東智里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6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大智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2" calcext:value-type="float">
            <text:p>22</text:p>
          </table:table-cell>
          <table:table-cell table:style-name="ce4" office:value-type="string" calcext:value-type="string">
            <text:p>63.64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德高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3" calcext:value-type="float">
            <text:p>13</text:p>
          </table:table-cell>
          <table:table-cell table:style-name="ce4" office:value-type="string" calcext:value-type="string">
            <text:p>69.2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仁和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0" calcext:value-type="float">
            <text:p>10</text:p>
          </table:table-cell>
          <table:table-cell table:style-name="ce3" office:value-type="float" office:value="20" calcext:value-type="float">
            <text:p>20</text:p>
          </table:table-cell>
          <table:table-cell table:style-name="ce4" office:value-type="string" calcext:value-type="string">
            <text:p>5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和平里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" calcext:value-type="float">
            <text:p>9</text:p>
          </table:table-cell>
          <table:table-cell table:style-name="ce4" office:value-type="string" calcext:value-type="string">
            <text:p>66.6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虎尾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83.3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裕聖里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2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復興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7" calcext:value-type="float">
            <text:p>17</text:p>
          </table:table-cell>
          <table:table-cell table:style-name="ce4" office:value-type="string" calcext:value-type="string">
            <text:p>47.06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自強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2" calcext:value-type="float">
            <text:p>12</text:p>
          </table:table-cell>
          <table:table-cell table:style-name="ce4" office:value-type="string" calcext:value-type="string">
            <text:p>75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東聖里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66.6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關聖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2" calcext:value-type="float">
            <text:p>22</text:p>
          </table:table-cell>
          <table:table-cell table:style-name="ce4" office:value-type="string" calcext:value-type="string">
            <text:p>54.55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南聖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0" calcext:value-type="float">
            <text:p>10</text:p>
          </table:table-cell>
          <table:table-cell table:style-name="ce4" office:value-type="string" calcext:value-type="string">
            <text:p>6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文聖里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number-columns-repeated="6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3" calcext:value-type="float">
            <text:p>13</text:p>
          </table:table-cell>
          <table:table-cell table:style-name="ce4" office:value-type="string" calcext:value-type="string">
            <text:p>69.2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後甲里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5" calcext:value-type="float">
            <text:p>15</text:p>
          </table:table-cell>
          <table:table-cell table:style-name="ce4" office:value-type="string" calcext:value-type="string">
            <text:p>73.3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東光里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8" calcext:value-type="float">
            <text:p>8</text:p>
          </table:table-cell>
          <table:table-cell table:style-name="ce4" office:value-type="string" calcext:value-type="string">
            <text:p>37.5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東明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5" calcext:value-type="float">
            <text:p>15</text:p>
          </table:table-cell>
          <table:table-cell table:style-name="ce4" office:value-type="string" calcext:value-type="string">
            <text:p>53.3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莊敬里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5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小東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3" calcext:value-type="float">
            <text:p>13</text:p>
          </table:table-cell>
          <table:table-cell table:style-name="ce4" office:value-type="string" calcext:value-type="string">
            <text:p>84.62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新東里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崇誨里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衛國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66.6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裕農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富強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3" calcext:value-type="float">
            <text:p>23</text:p>
          </table:table-cell>
          <table:table-cell table:style-name="ce4" office:value-type="string" calcext:value-type="string">
            <text:p>69.5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富裕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5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崇明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66.67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　仁德區</text:p>
          </table:table-cell>
          <table:table-cell table:style-name="ce2"/>
          <table:table-cell table:style-name="ce3" office:value-type="float" office:value="5" calcext:value-type="float">
            <text:p>5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116" calcext:value-type="float">
            <text:p>11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21" calcext:value-type="float">
            <text:p>1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21" calcext:value-type="float">
            <text:p>121</text:p>
          </table:table-cell>
          <table:table-cell table:style-name="ce3" office:value-type="float" office:value="66" calcext:value-type="float">
            <text:p>66</text:p>
          </table:table-cell>
          <table:table-cell table:style-name="ce3" office:value-type="float" office:value="187" calcext:value-type="float">
            <text:p>187</text:p>
          </table:table-cell>
          <table:table-cell table:style-name="ce4" office:value-type="string" calcext:value-type="string">
            <text:p>64.71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太子里</text:p>
          </table:table-cell>
          <table:table-cell table:number-columns-repeated="8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" calcext:value-type="float">
            <text:p>9</text:p>
          </table:table-cell>
          <table:table-cell table:style-name="ce4" office:value-type="string" calcext:value-type="string">
            <text:p>66.6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土庫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6" calcext:value-type="float">
            <text:p>16</text:p>
          </table:table-cell>
          <table:table-cell table:style-name="ce4" office:value-type="string" calcext:value-type="string">
            <text:p>62.5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一甲里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25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仁德里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1" calcext:value-type="float">
            <text:p>21</text:p>
          </table:table-cell>
          <table:table-cell table:style-name="ce4" office:value-type="string" calcext:value-type="string">
            <text:p>85.71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仁義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3" calcext:value-type="float">
            <text:p>13</text:p>
          </table:table-cell>
          <table:table-cell table:style-name="ce4" office:value-type="string" calcext:value-type="string">
            <text:p>53.85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新田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0" calcext:value-type="float">
            <text:p>20</text:p>
          </table:table-cell>
          <table:table-cell table:style-name="ce4" office:value-type="string" calcext:value-type="string">
            <text:p>65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後壁里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7" calcext:value-type="float">
            <text:p>27</text:p>
          </table:table-cell>
          <table:table-cell table:style-name="ce4" office:value-type="string" calcext:value-type="string">
            <text:p>70.3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上崙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17" calcext:value-type="float">
            <text:p>17</text:p>
          </table:table-cell>
          <table:table-cell table:style-name="ce4" office:value-type="string" calcext:value-type="string">
            <text:p>52.94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文賢里</text:p>
          </table:table-cell>
          <table:table-cell table:number-columns-repeated="9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33.3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保安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28.5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成功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21" calcext:value-type="float">
            <text:p>21</text:p>
          </table:table-cell>
          <table:table-cell table:style-name="ce4" office:value-type="string" calcext:value-type="string">
            <text:p>66.6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仁和里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9" calcext:value-type="float">
            <text:p>9</text:p>
          </table:table-cell>
          <table:table-cell table:style-name="ce4" office:value-type="string" calcext:value-type="string">
            <text:p>66.6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仁愛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10" calcext:value-type="float">
            <text:p>10</text:p>
          </table:table-cell>
          <table:table-cell table:style-name="ce4" office:value-type="string" calcext:value-type="string">
            <text:p>9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二行里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大甲里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4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中洲里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75.00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　歸仁區</text:p>
          </table:table-cell>
          <table:table-cell table:style-name="ce2"/>
          <table:table-cell table:style-name="ce3" office:value-type="float" office:value="4" calcext:value-type="float">
            <text:p>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109" calcext:value-type="float">
            <text:p>10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9" calcext:value-type="float">
            <text:p>10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09" calcext:value-type="float">
            <text:p>109</text:p>
          </table:table-cell>
          <table:table-cell table:style-name="ce3" office:value-type="float" office:value="67" calcext:value-type="float">
            <text:p>67</text:p>
          </table:table-cell>
          <table:table-cell table:style-name="ce3" office:value-type="float" office:value="176" calcext:value-type="float">
            <text:p>176</text:p>
          </table:table-cell>
          <table:table-cell table:style-name="ce4" office:value-type="string" calcext:value-type="string">
            <text:p>61.9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南保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5" calcext:value-type="float">
            <text:p>15</text:p>
          </table:table-cell>
          <table:table-cell table:style-name="ce4" office:value-type="string" calcext:value-type="string">
            <text:p>6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南興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1" calcext:value-type="float">
            <text:p>11</text:p>
          </table:table-cell>
          <table:table-cell table:style-name="ce4" office:value-type="string" calcext:value-type="string">
            <text:p>54.55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六甲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1" calcext:value-type="float">
            <text:p>11</text:p>
          </table:table-cell>
          <table:table-cell table:style-name="ce4" office:value-type="string" calcext:value-type="string">
            <text:p>72.7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歸南里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8" calcext:value-type="float">
            <text:p>8</text:p>
          </table:table-cell>
          <table:table-cell table:style-name="ce4" office:value-type="string" calcext:value-type="string">
            <text:p>62.5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後市里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3" calcext:value-type="float">
            <text:p>13</text:p>
          </table:table-cell>
          <table:table-cell table:style-name="ce4" office:value-type="string" calcext:value-type="string">
            <text:p>46.15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文化里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1" calcext:value-type="float">
            <text:p>21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38" calcext:value-type="float">
            <text:p>38</text:p>
          </table:table-cell>
          <table:table-cell table:style-name="ce4" office:value-type="string" calcext:value-type="string">
            <text:p>55.26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辜厝里</text:p>
          </table:table-cell>
          <table:table-cell table:number-columns-repeated="3"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15" calcext:value-type="float">
            <text:p>15</text:p>
          </table:table-cell>
          <table:table-cell table:style-name="ce4" office:value-type="string" calcext:value-type="string">
            <text:p>6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新厝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" calcext:value-type="float">
            <text:p>8</text:p>
          </table:table-cell>
          <table:table-cell table:style-name="ce4" office:value-type="string" calcext:value-type="string">
            <text:p>75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許厝里</text:p>
          </table:table-cell>
          <table:table-cell table:number-columns-repeated="9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5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看西里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57.14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看東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崙頂里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71.4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沙崙里</text:p>
          </table:table-cell>
          <table:table-cell table:number-columns-repeated="9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5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大潭里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9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5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武東里</text:p>
          </table:table-cell>
          <table:table-cell table:number-columns-repeated="15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歸仁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83.3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八甲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9" calcext:value-type="float">
            <text:p>9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七甲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71.4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媽廟里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25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西埔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3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66.6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大廟里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　關廟區</text:p>
          </table:table-cell>
          <table:table-cell table:style-name="ce2"/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31" calcext:value-type="float">
            <text:p>31</text:p>
          </table:table-cell>
          <table:table-cell table:style-name="ce4" office:value-type="string" calcext:value-type="string">
            <text:p>41.94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關廟里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山西里</text:p>
          </table:table-cell>
          <table:table-cell table:number-columns-repeated="9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33.3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香洋里</text:p>
          </table:table-cell>
          <table:table-cell table:number-columns-repeated="15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北勢里</text:p>
          </table:table-cell>
          <table:table-cell table:number-columns-repeated="9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5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新埔里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新光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五甲里</text:p>
          </table:table-cell>
          <table:table-cell table:number-columns-repeated="15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東勢里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66.6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松腳里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4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33.33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花園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深坑里</text:p>
          </table:table-cell>
          <table:table-cell table:number-columns-repeated="7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4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布袋里</text:p>
          </table:table-cell>
          <table:table-cell table:number-columns-repeated="15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龜洞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埤頭里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5"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number-columns-repeated="2"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66.67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下湖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 office:value-type="string" calcext:value-type="string">
            <text:p>　龍崎區</text:p>
          </table:table-cell>
          <table:table-cell table:style-name="ce2"/>
          <table:table-cell table:number-columns-repeated="11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5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崎頂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土崎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中坑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楠坑里</text:p>
          </table:table-cell>
          <table:table-cell table:number-columns-repeated="11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10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大坪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石𥕢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龍船里</text:p>
          </table:table-cell>
          <table:table-cell table:number-columns-repeated="17" table:style-name="ce3" office:value-type="float" office:value="0" calcext:value-type="float">
            <text:p>0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>
          <table:table-cell table:style-name="ce2"/>
          <table:table-cell table:style-name="ce2" office:value-type="string" calcext:value-type="string">
            <text:p>牛埔里</text:p>
          </table:table-cell>
          <table:table-cell table:number-columns-repeated="15" table:style-name="ce3" office:value-type="float" office:value="0" calcext:value-type="float">
            <text:p>0</text:p>
          </table:table-cell>
          <table:table-cell table:number-columns-repeated="2"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0.00</text:p>
          </table:table-cell>
          <table:table-cell table:number-columns-repeated="1004"/>
        </table:table-row>
        <table:table-row table:style-name="ro1" table:number-rows-repeated="104788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臺南市" style:display-name="PageStyle_臺南市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1-22T07:26:13</meta:creation-date>
    <meta:initial-creator>Apache POI</meta:initial-creator>
    <meta:generator>LibreOffice/6.0.7.3$Linux_X86_64 LibreOffice_project/00m0$Build-3</meta:generator>
    <meta:document-statistic meta:table-count="1" meta:cell-count="13075" meta:object-count="0"/>
  </office:meta>
</office:document-meta>
</file>